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Malena Sattelmaier</text:p>
            <text:p text:style-name="P10"/>
            <text:p text:style-name="P10">District Hospitality Developer</text:p>
            <text:p text:style-name="Contact_20_info">1234567890 – <text:span text:style-name="T15">paige@ryan.biz – </text:span><text:span text:style-name="T16">www.my-website.com</text:span></text:p>
            <text:p text:style-name="Contact_20_info"/>
            <text:p text:style-name="P7">Inventore unde iusto cum at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57f283c8-27b3-4b9c-99d1-74d1e803f6f9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511c37d3-6fb3-4069-bd4e-c2e502275a44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5d509aa2-633f-433c-a9bd-c5295e6c27a3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Malena Sattelmaier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